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17.78mm"/>
    </style:style>
    <style:style style:name="co3" style:family="table-column">
      <style:table-column-properties fo:break-before="auto" style:column-width="42.02mm"/>
    </style:style>
    <style:style style:name="co4" style:family="table-column">
      <style:table-column-properties fo:break-before="auto" style:column-width="70.61mm"/>
    </style:style>
    <style:style style:name="co5" style:family="table-column">
      <style:table-column-properties fo:break-before="auto" style:column-width="19.69mm"/>
    </style:style>
    <style:style style:name="co6" style:family="table-column">
      <style:table-column-properties fo:break-before="auto" style:column-width="49.0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Neues Textdokumen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Header</text:p>
          </table:table-cell>
          <table:table-cell table:style-name="ce6" office:value-type="string" calcext:value-type="string">
            <text:p>Index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Uni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T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19-02-28 17:53:47.361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D/T string</text:p>
          </table:table-cell>
          <table:table-cell office:value-type="string" calcext:value-type="string">
            <text:p>YYYY-MM-DD hh:mm:ss.zz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ightMod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Flight mod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en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ightStatu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light status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n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247905731201172</text:p>
          </table:table-cell>
          <table:table-cell office:value-type="string" calcext:value-type="string">
            <text:p>Distance to Home? Start?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0702958</text:p>
          </table:table-cell>
          <table:table-cell office:value-type="string" calcext:value-type="string">
            <text:p>Height (absolute?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0702958</text:p>
          </table:table-cell>
          <table:table-cell office:value-type="string" calcext:value-type="string">
            <text:p>Altitude (relative?), always same as H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sIsLocate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GPS Fix?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um or 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psStatus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GPS Statu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num or 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mOfS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Number satellites visib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ou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8.1734656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4.0150648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ll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tch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aw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locityX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.02923955</text:p>
          </table:table-cell>
          <table:table-cell office:value-type="string" calcext:value-type="string">
            <text:p>Ground X Speed (Latitude, positive north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locityY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-0.0055293073</text:p>
          </table:table-cell>
          <table:table-cell office:value-type="string" calcext:value-type="string">
            <text:p>Ground Y Speed (Longitude, positive east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locityZ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-1.078145</text:p>
          </table:table-cell>
          <table:table-cell office:value-type="string" calcext:value-type="string">
            <text:p>Ground Z Speed (Altitude, positive down)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0785556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roneBatteryPct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Remaining battery capacit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torStatus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Motor Statu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muStatus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MU Statu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ssStatus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Pressure Statu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passStatus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mpass Statu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rningFlag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Error Flag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gnalStrengthPercen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X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HiRes IMU: <text:s/>X accelerati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 [m/s²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Y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HiRes IMU: <text:s/>Y accelerati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 [m/s²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cZ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HiRes IMU: <text:s/>Z acceleration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 [m/s²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yroX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HiRes IMU: <text:s/>Angular speed around X axi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yro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HiRes IMU: <text:s/>Angular speed around Y axi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yroZ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HiRes IMU: <text:s/>Angular speed around Z axi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X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HiRes IMU: <text:s/>X Magnetic fiel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 [gauss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Y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HiRes IMU: <text:s/>Y Magnetic fiel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 [gauss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Z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HiRes IMU: <text:s/>Z Magnetic fiel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used [gauss]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Neues Textdokument'.A1:'Neues Textdokument'.F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.00.0000</text:date>, <text:time style:data-style-name="N2" text:time-value="09:56:59.1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2T10:42:24.288000000</dc:date>
    <meta:editing-duration>PT37M28S</meta:editing-duration>
    <meta:editing-cycles>9</meta:editing-cycles>
    <meta:generator>LibreOffice/6.1.0.3$Windows_X86_64 LibreOffice_project/efb621ed25068d70781dc026f7e9c5187a4decd1</meta:generator>
    <meta:document-statistic meta:table-count="1" meta:cell-count="216" meta:object-count="0"/>
  </office:meta>
</office:document-meta>
</file>